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T1" style:family="text">
      <style:text-properties fo:font-variant="normal" fo:text-transform="none" fo:color="#000000" style:font-name="sans-serif" fo:font-size="13.5pt"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stigation</text:p>
      <text:p text:style-name="P1"/>
      <text:p text:style-name="P1">In der Triage-Phase geht es darum, ungewöhnliches Verhalten und verdächtige Aktivitäten zu erkennen, die auf einen Angriff hindeuten könnten. Diese Entdeckungen werden als Hinweise bezeichnet. Nach der Entdeckung dieser Hinweise besteht die nächste Phase darin, sie zu untersuchen und zu prüfen, ob sie harmlos oder schädlich sind.<text:line-break/><text:line-break/>Während der Untersuchungsphase wertet das Cybersicherheitsteam jeden Hinweis aus, um zusätzliche Informationen zu erhalten, die zur Erklärung des Vorfalls beitragen. So erhielt das Team beispielsweise folgende Meldung: Es wurde eine unbekannte Verbindung zu einer bösartigen Domäne entdeckt. Dies könnte auf einen Angriff hindeuten oder einfach darauf, dass ein Mitarbeiter unbeabsichtigt versucht hat, eine Verbindung zu dieser Domäne herzustellen. In dieser Phase wird das Team feststellen, welche dieser Optionen richtig ist. <text:line-break/><text:line-break/>Der wichtigste Faktor in der Untersuchungsphase ist die Geschwindigkeit, die von der Professionalität und Erfahrung des Teams abhängt. Sie müssen so schnell wie möglich feststellen, ob eine unbekannte Aktivität bösartig oder legitim ist, um die Auswirkungen zu begrenzen. Ein gut implementiertes EDR beschleunigt die Untersuchungsphase und führt zu einer schnelleren Reaktion und Abhilfe, um die Auswirkungen eines Angriffs zu verhindern oder zu minimieren.</text:p>
      <text:p text:style-name="P1"/>
      <text:p text:style-name="P1"/>
      <text:p text:style-name="P1">Remediation</text:p>
      <text:p text:style-name="P1">Bekannte Bedrohungen erfordern eine sofortige Reaktion, und EDR-Systeme können autonom Tilgungsverfahren einleiten. In dieser Phase reagieren EDR-Systeme automatisch auf Ereignisse und führen vordefinierte Aktionen aus, um bekannten Angriffstechniken entgegenzuwirken, wie z. B. das Blockieren bösartiger Domänen, das Isolieren infizierter Workstations und das Vereiteln von Phishing-Kampagnen.</text:p>
      <text:p text:style-name="P1"/>
      <text:p text:style-name="P1">Während EDR Schritte ausführen und Bedrohungen automatisch beseitigen kann, besteht ein Teil der Behebungsphase darin, dass das Cybersicherheitsteam das Ausmaß der Auswirkungen ermittelt und die endgültige Maßnahme durchführt. Wenn beispielsweise davon ausgegangen wird, dass Daten aus einem System gestohlen wurden, sollte der Analyst bewerten, welche Daten gestohlen wurden, was es dem Angreifer ermöglicht hat, an sie zu gelangen, welche Auswirkungen der Verlust hat und so weiter.</text:p>
      <text:p text:style-name="P1"/>
      <text:p text:style-name="P1">Das Verständnis der Denkweise der Angreifer, wie sie Angriffe erstellen und wie sie funktionieren, ermöglicht es Cybersicherheitsteams, geeignete Schritte zu unternehmen und diese als automatisierte Aktionen im EDR anzuwenden. Dies ist einer der Gründe, warum Sie als Cybersicherheitsanalyst auf dem Laufenden bleiben und sich mit neuen Techniken und Methoden beschäftigen müssen, die von Angreifern verwendet werden, damit Sie in der Lage sind, neue Erkennungs- und Präventionsmethoden zu entwickeln.</text:p>
      <text:p text:style-name="P1"/>
      <text:p text:style-name="P1"/>
      <text:p text:style-name="P1">Viele Einzelpersonen und Organisationen tun sich schwer damit, den Unterschied zwischen EDR (Endpoint Detection and Response) und herkömmlichen AV-Lösungen (Antivirus) zu verstehen. Es ist ein weit verbreiteter Irrglaube, dass die Investition in das eine die Notwendigkeit des anderen innerhalb eines Netzwerksicherheitsrahmens zunichte macht. Dies ist jedoch eine ungenaue Annahme, da diese Technologien eine einzigartige Rolle bei der Verbesserung der allgemeinen Sicherheit spielen.</text:p>
      <text:p text:style-name="P1"/>
      <text:p text:style-name="P1"><text:span text:style-name="Strong_20_Emphasis"><text:span text:style-name="T1">So, what is the difference between them?</text:span></text:span> </text:p>
      <text:p text:style-name="P1">AV-Systeme konzentrieren sich hauptsächlich darauf, bekannte Angriffe zu vereiteln, indem sie diese auf der Grundlage etablierter Signaturen identifizieren und blockieren. Ihnen fehlt jedoch die Fähigkeit, Einblicke in die Details eines laufenden Angriffs zu geben. Ihr Zweck ist es, bösartige <text:soft-page-break/>Software abzufangen, bevor sie in das Netzwerk eindringt. Selbst wenn sie erfolgreich sind, sind AV-Systeme nicht in der Lage, den Ursprung einer Infektion und deren Ausbreitung im Netzwerk aufzudecken.</text:p>
      <text:p text:style-name="P1"/>
      <text:p text:style-name="P1">Im Gegensatz dazu geht EDR über die Prävention hinaus und bietet einen umfassenden Überblick über den gesamten Sicherheitsvorfall. Es identifiziert nicht nur das Vorhandensein von Schadsoftware, sondern hilft auch dabei, das Wann und Wie ihres Eindringens in ein Computersystem und ihre anschließenden Aktionen zu verstehen.</text:p>
      <text:p text:style-name="P1"/>
      <text:p text:style-name="P1">In Situationen, in denen es Angreifern gelingt, andere Netzwerksicherheitsmaßnahmen zu deaktivieren oder zu umgehen, bleibt EDR wachsam. Es warnt Administratoren umgehend vor Angriffsversuchen und bietet Einblick in alle laufenden Aktivitäten innerhalb des Netzwerks und bietet eine entscheidende Verteidigungsebene, wenn andere Sicherheitsprodukte möglicherweise nicht ausreichen.</text:p>
      <text:p text:style-name="P1"/>
      <text:p text:style-name="P1">Eine weitere häufig diskutierte Frage ist die Unterscheidung zwischen Endpoint Detection and Response (EDR) und Security Information and Event Management (SIEM). Es gibt oft Verwirrung über ihre unterschiedlichen Rollen, auch wenn sie ähnliche Bedürfnisse zu erfüllen scheinen.</text:p>
      <text:p text:style-name="P1"/>
      <text:p text:style-name="P1"/>
      <text:p text:style-name="P1">SIEM funktioniert, indem es Protokolle von verschiedenen Quellen und Netzwerkgeräten wie Firewalls, Antivirenprogrammen und Servern zusammenfasst. Es organisiert alle Netzwerkprotokolle an einem einzigen Ort und hilft so bei der Aktivitätsverfolgung, der Erkennung von Anomalien und der Identifizierung von Bedrohungen. Außerdem liefert es Analysten die notwendigen Informationen, um Vorfälle zu untersuchen und geeignete Maßnahmen zu ergreifen. Da SIEM Ereignisse nicht auf der Grundlage des Verhaltens identifizieren kann, stützt es sich stattdessen auf vordefinierte Regeln und Abfragen, um Muster zu erkennen. SIEM ist ein hervorragendes Werkzeug, um einen umfassenden Überblick über die Aktivitäten in einem Netzwerk zu erhalten.<text:line-break/><text:line-break/>Im Gegensatz dazu zentralisiert und analysiert EDR Endpunktdaten über EDR-Agenten und stellt die Ergebnisse Analysten in Berichten für weitere Maßnahmen zur Verfügung. Im Gegensatz zu SIEM ist EDR in der Lage, proaktive Maßnahmen zu ergreifen und Risiken und Bedrohungen auf der Grundlage von Verhaltensweisen zu identifizieren, so dass Analysten keine umfangreichen Protokolle mehr manuell überprüfen müssen. EDR bietet einen strafferen Ansatz zur Erkennung von und Reaktion auf Bedrohungen, insbesondere im Bereich der Endpunktsicherheit.</text:p>
      <text:p text:style-name="P1"/>
      <text:p text:style-name="P1">EDR und SIEM erfüllen unterschiedliche Ziele. Sie können sich in einer sicheren Netzwerkumgebung gegenseitig ergänzen, aber es ist wichtig, daran zu denken, dass sie jeweils eine weitere Sicherheitsebene hinzufügen und nicht ersetzt werd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42:28.08</dc:date>
    <dc:creator>kaos sevdalisi</dc:creator>
    <meta:document-statistic meta:table-count="0" meta:image-count="0" meta:object-count="0" meta:page-count="2" meta:paragraph-count="14" meta:word-count="827" meta:character-count="6251"/>
    <meta:user-defined meta:name="Info 1"/>
    <meta:user-defined meta:name="Info 2"/>
    <meta:user-defined meta:name="Info 3"/>
    <meta:user-defined meta:name="Info 4"/>
  </office:meta>
</office:document-meta>
</file>